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25cm" svg:stroke-color="#0000f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291cm" svg:height="3.999cm" svg:x="3.79cm" svg:y="2.399cm" svg:viewBox="0 0 1292 4000" draw:points="0,4000 25,1170 1292,0 1292,3975">
          <text:p/>
        </draw:polygon>
        <draw:line draw:style-name="gr2" draw:text-style-name="P1" draw:layer="layout" svg:x1="0.396cm" svg:y1="6.401cm" svg:x2="6.993cm" svg:y2="6.401cm">
          <text:p/>
        </draw:line>
        <draw:line draw:style-name="gr2" draw:text-style-name="P1" draw:layer="layout" svg:x1="1.278cm" svg:y1="6.966cm" svg:x2="1.278cm" svg:y2="0.892cm">
          <text:p/>
        </draw:line>
        <draw:path draw:style-name="gr3" draw:text-style-name="P1" draw:layer="layout" svg:width="4.044cm" svg:height="2.261cm" draw:transform="rotate (0.18762289458939) translate (1.78261329408554cm 1.75556089260373cm)" svg:viewBox="0 0 4045 2262" svg:d="m0 2238c161 0 618 37 742 20l615-56c125-16 354-53 627-163s493-259 493-259l439-291c202-163 358-294 523-525s364-536 364-536l242-428">
          <text:p/>
        </draw:path>
        <draw:line draw:style-name="gr4" draw:text-style-name="P1" draw:layer="layout" svg:x1="3.805cm" svg:y1="3.548cm" svg:x2="3.805cm" svg:y2="6.421cm">
          <text:p/>
        </draw:line>
        <draw:line draw:style-name="gr4" draw:text-style-name="P1" draw:layer="layout" svg:x1="5.083cm" svg:y1="2.398cm" svg:x2="5.083cm" svg:y2="6.411cm">
          <text:p/>
        </draw:line>
        <draw:line draw:style-name="gr4" draw:text-style-name="P1" draw:layer="layout" svg:x1="3.775cm" svg:y1="3.567cm" svg:x2="1.278cm" svg:y2="3.567cm">
          <text:p/>
        </draw:line>
        <draw:line draw:style-name="gr4" draw:text-style-name="P1" draw:layer="layout" svg:x1="5.064cm" svg:y1="2.424cm" svg:x2="1.278cm" svg:y2="2.415cm">
          <text:p/>
        </draw:line>
        <draw:frame draw:style-name="gr5" draw:layer="layout" svg:width="0.423cm" svg:height="0.402cm" svg:x="3.601cm" svg:y="6.4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645cm" svg:height="0.402cm" svg:x="4.919cm" svg:y="6.4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86cm" svg:height="0.402cm" svg:x="0.587cm" svg:y="3.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08cm" svg:height="0.402cm" svg:x="0.587cm" svg:y="2.1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746cm" svg:height="0.378cm" svg:x="0.876cm" svg:y="0.4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315cm" svg:height="0.351cm" svg:x="7.084cm" svg:y="6.2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" draw:text-style-name="P1" draw:layer="layout" draw:type="curve" svg:x1="6.654cm" svg:y1="2.754cm" svg:x2="5.372cm" svg:y2="2.138cm" draw:start-shape="id1" draw:start-glue-point="0" draw:end-shape="id2" draw:end-glue-point="1" svg:d="m6654 2754c0-411-427-616-1282-616" svg:viewBox="0 0 1283 617">
          <text:p/>
        </draw:connector>
        <draw:frame draw:style-name="gr7" draw:text-style-name="P2" xml:id="id3" draw:id="id3" draw:layer="layout" svg:width="1.535cm" svg:height="0.955cm" svg:x="2.229cm" svg:y="0.537cm">
          <draw:text-box>
            <text:p><text:span text:style-name="T1">exact</text:span></text:p>
            <text:p><text:span text:style-name="T1">solution</text:span></text:p>
          </draw:text-box>
        </draw:frame>
        <draw:custom-shape draw:style-name="gr8" draw:text-style-name="P1" xml:id="id4" draw:id="id4" draw:layer="layout" svg:width="0.278cm" svg:height="0.259cm" svg:x="5.263cm" svg:y="1.8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3.764cm" svg:y1="1.014cm" svg:x2="5.402cm" svg:y2="1.88cm" draw:start-shape="id3" draw:start-glue-point="1" draw:end-shape="id4" draw:end-glue-point="0" svg:d="m3764 1014c1092 0 1638 288 1638 866" svg:viewBox="0 0 1639 867">
          <text:p/>
        </draw:connector>
        <draw:custom-shape draw:style-name="gr8" draw:text-style-name="P1" draw:layer="layout" svg:width="0.278cm" svg:height="0.33cm" svg:x="4.596cm" svg:y="2.73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539cm" svg:y1="4.184cm" svg:x2="5.427cm" svg:y2="2.806cm">
          <text:p/>
        </draw:line>
        <draw:line draw:style-name="gr10" draw:text-style-name="P1" draw:layer="layout" svg:x1="3.78cm" svg:y1="3.571cm" svg:x2="5.07cm" svg:y2="2.396cm">
          <text:p/>
        </draw:line>
        <draw:connector draw:style-name="gr6" draw:text-style-name="P1" draw:layer="layout" draw:type="curve" svg:x1="3.526cm" svg:y1="2.883cm" svg:x2="4.527cm" svg:y2="2.886cm" draw:start-shape="id5" draw:end-shape="id6" draw:end-glue-point="3" svg:d="m3526 2883c751 0 251 3 1001 3" svg:viewBox="0 0 1002 4">
          <text:p/>
        </draw:connector>
        <draw:custom-shape draw:style-name="gr8" draw:text-style-name="P1" xml:id="id6" draw:id="id6" draw:layer="layout" svg:width="0.278cm" svg:height="0.259cm" svg:x="4.527cm" svg:y="2.757cm">
          <text:p/>
          <draw:enhanced-geometry svg:viewBox="0 0 21600 21600" draw:type="rectangle" draw:enhanced-path="M 0 0 L 21600 0 21600 21600 0 21600 0 0 Z N"/>
        </draw:custom-shape>
        <draw:frame draw:style-name="gr5" xml:id="id7" draw:id="id7" draw:layer="layout" svg:width="1.424cm" svg:height="0.402cm" svg:x="1.438cm" svg:y="4.3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1" xml:id="id8" draw:id="id8" draw:layer="layout" svg:width="0.289cm" svg:height="0.32cm" svg:x="3.312cm" svg:y="3.443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.862cm" svg:y1="4.506cm" svg:x2="3.456cm" svg:y2="3.763cm" draw:start-shape="id7" draw:start-glue-point="1" draw:end-shape="id8" draw:end-glue-point="2" svg:d="m2862 4506c396 0 594-247 594-743" svg:viewBox="0 0 595 744">
          <text:p/>
        </draw:connector>
        <draw:line draw:style-name="gr9" draw:text-style-name="P1" draw:layer="layout" svg:x1="5.722cm" svg:y1="1.686cm" svg:x2="3.766cm" svg:y2="4.147cm">
          <text:p/>
        </draw:line>
        <draw:frame draw:style-name="gr5" xml:id="id1" draw:id="id1" draw:layer="layout" svg:width="1.424cm" svg:height="0.402cm" svg:x="5.942cm" svg:y="2.75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8" draw:text-style-name="P1" xml:id="id2" draw:id="id2" draw:layer="layout" svg:width="0.289cm" svg:height="0.32cm" svg:x="5.083cm" svg:y="1.978cm">
          <text:p/>
          <draw:enhanced-geometry svg:viewBox="0 0 21600 21600" draw:type="rectangle" draw:enhanced-path="M 0 0 L 21600 0 21600 21600 0 21600 0 0 Z N"/>
        </draw:custom-shape>
        <draw:frame draw:style-name="gr5" xml:id="id5" draw:id="id5" draw:layer="layout" svg:width="2.177cm" svg:height="0.885cm" svg:x="1.349cm" svg:y="2.441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20:58:56</meta:creation-date>
    <dc:date>2014-01-15T20:27:49</dc:date>
    <meta:editing-duration>PT32M2S</meta:editing-duration>
    <meta:editing-cycles>5</meta:editing-cycles>
    <meta:generator>LibreOffice/3.6$Linux_X86_64 LibreOffice_project/360m1$Build-304</meta:generator>
    <meta:document-statistic meta:object-count="30"/>
  </office:meta>
</office:document-meta>
</file>

<file path=Object 1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
</annotation>
  </semantics>
</math>
</file>

<file path=Object 10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1</mn>
              </msub>
            </mrow>
          </mrow>
        </mrow>
      </mstyle>
    </mrow>
    <annotation encoding="StarMath 5.0">size 9 {"slope" = k_1}</annotation>
  </semantics>
</math>
</file>

<file path=Object 11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2</mn>
              </msub>
            </mrow>
          </mrow>
        </mrow>
      </mstyle>
    </mrow>
    <annotation encoding="StarMath 5.0">size 9 {"slope" = k_2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x</mi>
              <mi>n</mi>
            </msub>
          </mrow>
        </mrow>
      </mstyle>
    </mrow>
    <annotation encoding="StarMath 5.0">size 9 {x_n}</annotation>
  </semantics>
</math>
</file>

<file path=Object 4/content.xml><?xml version="1.0" encoding="utf-8"?>
<math xmlns="http://www.w3.org/1998/Math/MathML">
  <semantics>
    <mrow>
      <mstyle mathsize="9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x_{n+1}}</annotation>
  </semantics>
</math>
</file>

<file path=Object 5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6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
</annotation>
  </semantics>
</math>
</file>

<file path=Object 8/content.xml><?xml version="1.0" encoding="utf-8"?>
<math xmlns="http://www.w3.org/1998/Math/MathML">
  <semantics>
    <mrow>
      <mstyle mathsize="10pt">
        <mrow>
          <mrow>
            <mrow>
              <mtext>slope</mtext>
              <mo stretchy="false">=</mo>
              <mfrac>
                <mrow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  <mn>2</mn>
              </mfrac>
            </mrow>
          </mrow>
        </mrow>
      </mstyle>
    </mrow>
    <annotation encoding="StarMath 5.0">size 10 {"slope"= {k_1+k_2} over 2}</annotation>
  </semantics>
</math>
</file>